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6.304cm"/>
    </style:style>
    <style:style style:name="co9" style:family="table-column">
      <style:table-column-properties fo:break-before="auto" style:column-width="17.3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Notendasögur</text:p>
          </table:table-cell>
          <table:table-cell office:value-type="string">
            <text:p>Tasks</text:p>
          </table:table-cell>
          <table:table-cell office:value-type="string">
            <text:p>Tími per task</text:p>
          </table:table-cell>
          <table:table-cell office:value-type="string">
            <text:p>Hver(jir) ætla gera</text:p>
          </table:table-cell>
          <table:table-cell office:value-type="string">
            <text:p>lokið?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Sjá hlutabréfaverð</text:p>
          </table:table-cell>
          <table:table-cell office:value-type="string">
            <text:p>Sækja gögn</text:p>
          </table:table-cell>
          <table:table-cell office:value-type="float" office:value="1">
            <text:p>1</text:p>
          </table:table-cell>
          <table:table-cell office:value-type="string">
            <text:p>Heimir</text:p>
          </table:table-cell>
          <table:table-cell office:value-type="string">
            <text:p>x</text:p>
          </table:table-cell>
          <table:table-cell office:value-type="string">
            <text:p>nauðsynlegt 1 itru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se-a</text:p>
          </table:table-cell>
          <table:table-cell office:value-type="float" office:value="1">
            <text:p>1</text:p>
          </table:table-cell>
          <table:table-cell office:value-type="string">
            <text:p>Heimir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ila gildi á viðeigandi stað</text:p>
          </table:table-cell>
          <table:table-cell office:value-type="float" office:value="1">
            <text:p>1</text:p>
          </table:table-cell>
          <table:table-cell office:value-type="string">
            <text:p>Heimir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já hlutabréfavísitölur</text:p>
          </table:table-cell>
          <table:table-cell office:value-type="string">
            <text:p>Sækja gögn</text:p>
          </table:table-cell>
          <table:table-cell office:value-type="float" office:value="2">
            <text:p>2</text:p>
          </table:table-cell>
          <table:table-cell office:value-type="string">
            <text:p>Ástvaldur &amp; HÞK</text:p>
          </table:table-cell>
          <table:table-cell office:value-type="string">
            <text:p>x</text:p>
          </table:table-cell>
          <table:table-cell office:value-type="string">
            <text:p>nauðsynlegt 1 itrun</text:p>
          </table:table-cell>
          <table:table-cell office:value-type="string">
            <text:p>optional?</text:p>
          </table:table-cell>
          <table:table-cell/>
        </table:table-row>
        <table:table-row table:style-name="ro1">
          <table:table-cell/>
          <table:table-cell office:value-type="string">
            <text:p>Parse-a</text:p>
          </table:table-cell>
          <table:table-cell office:value-type="float" office:value="2">
            <text:p>2</text:p>
          </table:table-cell>
          <table:table-cell office:value-type="string">
            <text:p>ástvaldur &amp; HÞK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ila gildi á viðeigandi stað</text:p>
          </table:table-cell>
          <table:table-cell office:value-type="float" office:value="1">
            <text:p>1</text:p>
          </table:table-cell>
          <table:table-cell office:value-type="string">
            <text:p>Ástvaldur &amp; HÞK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Sjá aðrar hagstærðir</text:p>
          </table:table-cell>
          <table:table-cell office:value-type="string">
            <text:p>Sækja gög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rse-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ila gildi á viðeigandi stað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at, 02 Feb 2013 12:55:00 GMT</text:p>
          </table:table-cell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Microsoft Has Already Broken A Key Promise About Yammer's Independence</text:p>
          </table:table-cell>
        </table:table-row>
        <table:table-row table:style-name="ro1">
          <table:table-cell office:value-type="string">
            <text:p>Leita að fyrirtæki</text:p>
          </table:table-cell>
          <table:table-cell office:value-type="string">
            <text:p>Taka við leitarstreng</text:p>
          </table:table-cell>
          <table:table-cell office:value-type="float" office:value="1">
            <text:p>1</text:p>
          </table:table-cell>
          <table:table-cell office:value-type="string">
            <text:p>Halli</text:p>
          </table:table-cell>
          <table:table-cell office:value-type="string">
            <text:p>x</text:p>
          </table:table-cell>
          <table:table-cell office:value-type="string">
            <text:p>nauðsynlegt 1 itrun</text:p>
          </table:table-cell>
          <table:table-cell/>
          <table:table-cell office:value-type="string">
            <text:p>[Business Insider] - All Yammer employees were supposed to report to David Sacks. That's no longer true.</text:p>
          </table:table-cell>
        </table:table-row>
        <table:table-row table:style-name="ro1">
          <table:table-cell/>
          <table:table-cell office:value-type="string">
            <text:p>Framkvæma leit</text:p>
          </table:table-cell>
          <table:table-cell office:value-type="float" office:value="3">
            <text:p>3</text:p>
          </table:table-cell>
          <table:table-cell office:value-type="string">
            <text:p>Halli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finance.yahoo.com/news/suddenly-bunch-yammer-employees-reporting-125507402.html</text:p>
          </table:table-cell>
        </table:table-row>
        <table:table-row table:style-name="ro1">
          <table:table-cell/>
          <table:table-cell office:value-type="string">
            <text:p>Birta niðurstöður</text:p>
          </table:table-cell>
          <table:table-cell office:value-type="float" office:value="1">
            <text:p>1</text:p>
          </table:table-cell>
          <table:table-cell office:value-type="string">
            <text:p>Halli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Myndræn framsetning gagna</text:p>
          </table:table-cell>
          <table:table-cell office:value-type="string">
            <text:p>Taka við gögnu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ikna gög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irta <text:s/>gög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Skoða fréttir</text:p>
          </table:table-cell>
          <table:table-cell office:value-type="string">
            <text:p>Taka við fyrirtæki</text:p>
          </table:table-cell>
          <table:table-cell office:value-type="float" office:value="2">
            <text:p>2</text:p>
          </table:table-cell>
          <table:table-cell office:value-type="string">
            <text:p>Unnsteinn</text:p>
          </table:table-cell>
          <table:table-cell office:value-type="string">
            <text:p>x</text:p>
          </table:table-cell>
          <table:table-cell office:value-type="string">
            <text:p>nauðsynlegt 1 itrun</text:p>
          </table:table-cell>
          <table:table-cell office:value-type="string">
            <text:p>optional?</text:p>
          </table:table-cell>
          <table:table-cell/>
        </table:table-row>
        <table:table-row table:style-name="ro1">
          <table:table-cell/>
          <table:table-cell office:value-type="string">
            <text:p>Sækja fréttir</text:p>
          </table:table-cell>
          <table:table-cell office:value-type="float" office:value="2">
            <text:p>2</text:p>
          </table:table-cell>
          <table:table-cell office:value-type="string">
            <text:p>Unnstein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rta titil fréttar</text:p>
          </table:table-cell>
          <table:table-cell office:value-type="float" office:value="1">
            <text:p>1</text:p>
          </table:table-cell>
          <table:table-cell office:value-type="string">
            <text:p>Unnstein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(optional Birta link að frétt)</text:p>
          </table:table-cell>
          <table:table-cell office:value-type="float" office:value="2">
            <text:p>2</text:p>
          </table:table-cell>
          <table:table-cell office:value-type="string">
            <text:p>Unnstein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Aðstoð við ákvarðanatöku</text:p>
          </table:table-cell>
          <table:table-cell office:value-type="string">
            <text:p>Taka við gögnu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laupandi meðalt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velja á milli 20 eða 200 daga meðal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llinger bön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iki: bollinger ban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ta niðurstöðu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mtals tími: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53/24" office:value-type="float" office:value="2.20833333333333">
            <text:p>2,2083333333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.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13-01-28">
            <text:p>28.01.13</text:p>
          </table:table-cell>
          <table:table-cell table:number-columns-repeated="2"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1-29">
            <text:p>29.01.13</text:p>
          </table:table-cell>
          <table:table-cell/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1-30">
            <text:p>30.01.13</text:p>
          </table:table-cell>
          <table:table-cell/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1-31">
            <text:p>31.01.13</text:p>
          </table:table-cell>
          <table:table-cell/>
          <table:table-cell office:value-type="float" office:value="53">
            <text:p>53</text:p>
          </table:table-cell>
          <table:table-cell>
            <draw:frame table:end-cell-address="Sheet1.H60" table:end-x="3.119cm" table:end-y="0.027cm" draw:z-index="0" draw:style-name="gr1" draw:text-style-name="P1" svg:width="14.078cm" svg:height="8.979cm" svg:x="1.955cm" svg:y="0.08cm">
              <draw:object draw:notify-on-update-of-ranges="Sheet1.A37:Sheet1.A57 Sheet1.A37:Sheet1.A57 Sheet1.B37:Sheet1.B57 Sheet1.A37:Sheet1.A57 Sheet1.C37:Sheet1.C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1" office:value-type="date" office:date-value="2013-02-01">
            <text:p>01.02.13</text:p>
          </table:table-cell>
          <table:table-cell/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2">
            <text:p>02.02.13</text:p>
          </table:table-cell>
          <table:table-cell/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3">
            <text:p>03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4">
            <text:p>04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5">
            <text:p>05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6">
            <text:p>06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7">
            <text:p>07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8">
            <text:p>08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09">
            <text:p>09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10">
            <text:p>10.02.13</text:p>
          </table:table-cell>
          <table:table-cell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11">
            <text:p>11.02.13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12">
            <text:p>12.02.13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" office:value-type="date" office:date-value="2013-02-13">
            <text:p>13.02.13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2-14">
            <text:p>14.02.13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2-15">
            <text:p>15.02.13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2-16">
            <text:p>16.02.13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2-17">
            <text:p>17.02.13</text:p>
          </table:table-cell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s" fo:country="I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15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3T22:18:42.73</meta:creation-date>
    <dc:date>2013-02-12T15:11:08.29</dc:date>
    <meta:editing-duration>PT20M21S</meta:editing-duration>
    <meta:editing-cycles>3</meta:editing-cycles>
    <meta:generator>OpenOffice.org/3.4.1$Win32 OpenOffice.org_project/341m1$Build-9593</meta:generator>
    <meta:document-statistic meta:table-count="3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79cm" svg:height="8.98cm" xlink:href=".." xlink:type="simple" chart:class="chart:scatter" chart:column-mapping="0 1" chart:style-name="ch1">
        <chart:title svg:x="5.461cm" svg:y="0.314cm" chart:style-name="ch2">
          <text:p>Burn-down graf
</text:p>
        </chart:title>
        <chart:legend chart:legend-position="end" svg:x="11.227cm" svg:y="3.916cm" style:legend-expansion="high" chart:style-name="ch3"/>
        <chart:plot-area chart:style-name="ch4" table:cell-range-address="Sheet1.A37:Sheet1.C57" chart:data-source-has-labels="column" svg:x="1.319cm" svg:y="2.134cm" svg:width="9.346cm" svg:height="5.659cm">
          <chartooo:coordinate-region svg:x="1.981cm" svg:y="2.346cm" svg:width="8.021cm" svg:height="4.774cm"/>
          <chart:axis chart:dimension="x" chart:name="primary-x" chart:style-name="ch5" chartooo:axis-type="auto">
            <chart:title svg:x="5.636cm" svg:y="7.978cm" chart:style-name="ch6">
              <text:p>Dagar í spretti</text:p>
            </chart:title>
            <chart:categories table:cell-range-address="Sheet1.A37:Sheet1.A57"/>
          </chart:axis>
          <chart:axis chart:dimension="y" chart:name="primary-y" chart:style-name="ch7">
            <chart:title svg:x="0.451cm" svg:y="6.052cm" chart:style-name="ch8">
              <text:p>Tími eftir í klst.</text:p>
            </chart:title>
            <chart:grid chart:style-name="ch9" chart:class="major"/>
          </chart:axis>
          <chart:series chart:style-name="ch10" chart:values-cell-range-address="Sheet1.B37:Sheet1.B57" chart:class="chart:scatter">
            <chart:domain table:cell-range-address="Sheet1.A37:Sheet1.A57"/>
            <chart:data-point chart:repeated="21"/>
          </chart:series>
          <chart:series chart:style-name="ch11" chart:values-cell-range-address="Sheet1.C37:Sheet1.C57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1302">
                <text:p>41300</text:p>
                <draw:g>
                  <svg:desc>Sheet1.A37:Sheet1.A57</svg:desc>
                </draw:g>
              </table:table-cell>
              <table:table-cell office:value-type="float" office:value="41302">
                <text:p>41302</text:p>
                <draw:g>
                  <svg:desc>Sheet1.A37:Sheet1.A57</svg:desc>
                </draw:g>
              </table:table-cell>
              <table:table-cell office:value-type="float" office:value="53">
                <text:p>53</text:p>
                <draw:g>
                  <svg:desc>Sheet1.B37:Sheet1.B57</svg:desc>
                </draw:g>
              </table:table-cell>
              <table:table-cell office:value-type="float" office:value="53">
                <text:p>53</text:p>
                <draw:g>
                  <svg:desc>Sheet1.C37:Sheet1.C57</svg:desc>
                </draw:g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41303">
                <text:p>4130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41304">
                <text:p>4130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1305">
                <text:p>4130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1306">
                <text:p>4130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41307">
                <text:p>41307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8">
                <text:p>41310</text:p>
              </table:table-cell>
              <table:table-cell office:value-type="float" office:value="41308">
                <text:p>4130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41310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1">
                <text:p>41310</text:p>
              </table:table-cell>
              <table:table-cell office:value-type="float" office:value="41311">
                <text:p>4131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41312">
                <text:p>4131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41313">
                <text:p>4131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4">
                <text:p>41310</text:p>
              </table:table-cell>
              <table:table-cell office:value-type="float" office:value="41314">
                <text:p>4131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5">
                <text:p>41320</text:p>
              </table:table-cell>
              <table:table-cell office:value-type="float" office:value="41315">
                <text:p>413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6">
                <text:p>41320</text:p>
              </table:table-cell>
              <table:table-cell office:value-type="float" office:value="41316">
                <text:p>4131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17">
                <text:p>41320</text:p>
              </table:table-cell>
              <table:table-cell office:value-type="float" office:value="41317">
                <text:p>4131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18">
                <text:p>41320</text:p>
              </table:table-cell>
              <table:table-cell office:value-type="float" office:value="41318">
                <text:p>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19">
                <text:p>41320</text:p>
              </table:table-cell>
              <table:table-cell office:value-type="float" office:value="41319">
                <text:p>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20">
                <text:p>41320</text:p>
              </table:table-cell>
              <table:table-cell office:value-type="float" office:value="41320">
                <text:p>4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21">
                <text:p>41320</text:p>
              </table:table-cell>
              <table:table-cell office:value-type="float" office:value="41321">
                <text:p>4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22">
                <text:p>41320</text:p>
              </table:table-cell>
              <table:table-cell office:value-type="float" office:value="41322">
                <text:p>413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